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3A0000020B4628CD6E96734952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cccccc"/>
    </style:style>
    <style:style style:name="gr1" style:family="graphic" style:parent-style-name="objectwithoutfill">
      <style:graphic-properties svg:stroke-width="0.106cm" svg:stroke-color="#ffffff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" style:family="graphic" style:parent-style-name="standard">
      <style:graphic-properties draw:textarea-horizontal-align="justify" draw:textarea-vertical-align="middle" draw:auto-grow-height="false" fo:min-height="2.608cm" fo:min-width="2.04cm"/>
    </style:style>
    <style:style style:name="gr3" style:family="graphic" style:parent-style-name="objectwithoutfill">
      <style:graphic-properties svg:stroke-width="0.106cm" svg:stroke-color="#00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4" style:family="graphic" style:parent-style-name="objectwithoutfill">
      <style:graphic-properties svg:stroke-width="0.106cm" svg:stroke-color="#ff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2.428cm"/>
      <style:paragraph-properties style:writing-mode="lr-tb"/>
    </style:style>
    <style:style style:name="gr6" style:family="graphic" style:parent-style-name="objectwithoutfill">
      <style:graphic-properties draw:stroke="dash" draw:stroke-dash="Dash" svg:stroke-width="0.106cm" svg:stroke-color="#00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8" style:family="graphic" style:parent-style-name="objectwithoutfill">
      <style:graphic-properties draw:stroke="dash" draw:stroke-dash="Dash" svg:stroke-width="0.106cm" svg:stroke-color="#ffffff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59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2.608cm" fo:min-width="2.04cm"/>
      <style:paragraph-properties style:writing-mode="lr-tb"/>
    </style:style>
    <style:style style:name="gr11" style:family="graphic" style:parent-style-name="standard">
      <style:graphic-properties svg:stroke-width="0.035cm" draw:marker-start="Circle" draw:marker-start-width="0.352cm" draw:marker-end="Circle" draw:marker-end-width="0.352cm" draw:textarea-vertical-align="middle" fo:padding-top="0.142cm" fo:padding-bottom="0.142cm" fo:padding-left="0.267cm" fo:padding-right="0.26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2.123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objectwithoutfill">
      <style:graphic-properties svg:stroke-width="0.106cm" svg:stroke-color="#ffffff" draw:marker-start="Circle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6" style:family="graphic" style:parent-style-name="objectwithoutfill">
      <style:graphic-properties svg:stroke-width="0.106cm" svg:stroke-color="#ff0000" draw:marker-start="Circle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7" style:family="graphic" style:parent-style-name="objectwithoutfill">
      <style:graphic-properties svg:stroke-width="0.106cm" svg:stroke-color="#000000" draw:marker-start-width="0.359cm" draw:marker-end="Circle" draw:marker-end-width="0.359cm" draw:fill="none" draw:textarea-vertical-align="middle" fo:padding-top="0.178cm" fo:padding-bottom="0.178cm" fo:padding-left="0.303cm" fo:padding-right="0.303cm"/>
    </style:style>
    <style:style style:name="gr18" style:family="graphic" style:parent-style-name="objectwithoutfill">
      <style:graphic-properties draw:stroke="dash" draw:stroke-dash="Dash" svg:stroke-width="0.106cm" svg:stroke-color="#000000" draw:marker-start-width="0.359cm" draw:marker-end="Circle" draw:marker-end-width="0.359cm" draw:fill="none" draw:textarea-vertical-align="middle" fo:padding-top="0.178cm" fo:padding-bottom="0.178cm" fo:padding-left="0.303cm" fo:padding-right="0.303cm"/>
    </style:style>
    <style:style style:name="gr19" style:family="graphic" style:parent-style-name="standard">
      <style:graphic-properties draw:stroke="none" svg:stroke-color="#000000" draw:fill="none" draw:fill-color="#ffffff" draw:textarea-horizontal-align="justify" draw:auto-grow-height="true" draw:auto-grow-width="false" fo:min-height="0.636cm" fo:min-width="0cm"/>
      <style:paragraph-properties style:writing-mode="lr-tb"/>
    </style:style>
    <style:style style:name="gr20" style:family="graphic" style:parent-style-name="standard">
      <style:graphic-properties draw:stroke="none" draw:fill-color="#ffffff" draw:textarea-horizontal-align="justify" draw:textarea-vertical-align="middle" draw:auto-grow-height="false" fo:min-height="0.385cm" fo:min-width="25.853cm"/>
    </style:style>
    <style:style style:name="gr21" style:family="graphic" style:parent-style-name="standard">
      <style:graphic-properties draw:stroke="solid" svg:stroke-color="#000000" draw:fill-color="#ffff00" draw:textarea-horizontal-align="justify" draw:textarea-vertical-align="middle" draw:auto-grow-height="false" fo:min-height="0.068cm" fo:min-width="0.13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987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14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682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648cm"/>
      <style:paragraph-properties style:writing-mode="lr-tb"/>
    </style:style>
    <style:style style:name="gr26" style:family="graphic" style:parent-style-name="standard">
      <style:graphic-properties svg:stroke-color="#000000" draw:fill-color="#ffffff" draw:textarea-horizontal-align="justify" draw:textarea-vertical-align="middle" draw:auto-grow-height="false" fo:min-height="0.873cm" fo:min-width="0.624cm"/>
    </style:style>
    <style:style style:name="gr27" style:family="graphic" style:parent-style-name="objectwithoutfill">
      <style:graphic-properties svg:stroke-color="#000000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font-weight="bold"/>
    </style:style>
    <style:style style:name="P4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style:paragraph-properties fo:text-align="center" style:writing-mode="lr-tb"/>
    </style:style>
    <style:style style:name="P8" style:family="paragraph">
      <loext:graphic-properties draw:fill="none" draw:fill-color="#ffffff"/>
      <style:paragraph-properties style:writing-mode="lr-tb"/>
      <style:text-properties fo:color="#ffffff" loext:opacity="100%" fo:text-shadow="1pt 1pt"/>
    </style:style>
    <style:style style:name="P9" style:family="paragraph">
      <loext:graphic-properties draw:fill="none" draw:fill-color="#ffffff"/>
      <style:paragraph-properties fo:text-align="center" style:writing-mode="lr-tb"/>
    </style:style>
    <style:style style:name="P10" style:family="paragraph">
      <loext:graphic-properties draw:fill-color="#ffffff"/>
      <style:paragraph-properties fo:text-align="center"/>
    </style:style>
    <style:style style:name="P11" style:family="paragraph">
      <loext:graphic-properties draw:fill-color="#ffff00"/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ffffff" loext:opacity="100%" fo:text-shadow="1pt 1pt"/>
    </style:style>
    <style:style style:name="T3" style:family="text">
      <style:text-properties style:font-name="Helvetica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3.96cm" svg:y1="14.552cm" svg:x2="24.812cm" svg:y2="14.552cm">
          <text:p/>
        </draw:line>
        <draw:line draw:style-name="gr1" draw:text-style-name="P1" draw:layer="layout" svg:x1="24.812cm" svg:y1="18.262cm" svg:x2="19.415cm" svg:y2="18.262cm">
          <text:p/>
        </draw:line>
        <draw:line draw:style-name="gr1" draw:text-style-name="P1" draw:layer="layout" svg:x1="21.637cm" svg:y1="5.71cm" svg:x2="24.59cm" svg:y2="5.71cm">
          <text:p/>
        </draw:line>
        <draw:custom-shape draw:style-name="gr2" draw:text-style-name="P2" draw:layer="layout" svg:width="2.54cm" svg:height="2.858cm" svg:x="13.365cm" svg:y="4.1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858cm" svg:x="5.932cm" svg:y="4.122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4.345cm" svg:y1="5.71cm" svg:x2="6.567cm" svg:y2="5.71cm">
          <text:p/>
        </draw:line>
        <draw:line draw:style-name="gr1" draw:text-style-name="P1" draw:layer="layout" svg:x1="7.667cm" svg:y1="6.28cm" svg:x2="14.017cm" svg:y2="6.28cm">
          <text:p/>
        </draw:line>
        <draw:line draw:style-name="gr4" draw:text-style-name="P3" draw:layer="layout" svg:x1="7.667cm" svg:y1="4.81cm" svg:x2="14.017cm" svg:y2="4.81cm">
          <text:p/>
        </draw:line>
        <draw:frame draw:style-name="gr5" draw:text-style-name="P4" draw:layer="layout" svg:width="2.928cm" svg:height="1.199cm" svg:x="5.615cm" svg:y="2.852cm">
          <draw:text-box>
            <text:p text:style-name="P2"><text:span text:style-name="T1">Hot side</text:span></text:p>
            <text:p><text:span text:style-name="T1">3-way switch</text:span></text:p>
          </draw:text-box>
        </draw:frame>
        <draw:frame draw:style-name="gr5" draw:text-style-name="P4" draw:layer="layout" svg:width="2.928cm" svg:height="1.199cm" svg:x="13.311cm" svg:y="2.852cm">
          <draw:text-box>
            <text:p text:style-name="P2"><text:span text:style-name="T1">Leg side</text:span></text:p>
            <text:p><text:span text:style-name="T1">3-way switch</text:span></text:p>
          </draw:text-box>
        </draw:frame>
        <draw:line draw:style-name="gr6" draw:text-style-name="P1" draw:layer="layout" svg:x1="15.605cm" svg:y1="5.71cm" svg:x2="19.732cm" svg:y2="5.71cm">
          <text:p/>
        </draw:line>
        <draw:line draw:style-name="gr1" draw:text-style-name="P1" draw:layer="layout" svg:x1="24.59cm" svg:y1="6.662cm" svg:x2="24.59cm" svg:y2="5.71cm">
          <text:p/>
        </draw:line>
        <draw:frame draw:style-name="gr7" draw:text-style-name="P5" draw:layer="layout" svg:width="0.853cm" svg:height="0.962cm" svg:x="3.54cm" svg:y="5.192cm">
          <draw:text-box>
            <text:p>L</text:p>
          </draw:text-box>
        </draw:frame>
        <draw:line draw:style-name="gr8" draw:text-style-name="P1" draw:layer="layout" svg:x1="15.287cm" svg:y1="5.71cm" svg:x2="20.05cm" svg:y2="5.71cm">
          <text:p/>
        </draw:line>
        <draw:frame draw:style-name="gr9" draw:text-style-name="P5" draw:layer="layout" svg:width="0.959cm" svg:height="0.962cm" svg:x="24.054cm" svg:y="6.653cm">
          <draw:text-box>
            <text:p text:style-name="P6"><text:span text:style-name="T2">N</text:span></text:p>
          </draw:text-box>
        </draw:frame>
        <draw:custom-shape draw:style-name="gr10" draw:text-style-name="P7" draw:layer="layout" svg:width="2.54cm" svg:height="2.858cm" svg:x="4.162cm" svg:y="15.929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2.375cm" svg:y1="17.317cm" svg:x2="4.597cm" svg:y2="17.317cm">
          <text:p/>
        </draw:line>
        <draw:line draw:style-name="gr11" draw:text-style-name="P2" draw:layer="layout" svg:x1="4.597cm" svg:y1="17.317cm" svg:x2="6.185cm" svg:y2="17.31cm">
          <text:p/>
        </draw:line>
        <draw:line draw:style-name="gr1" draw:text-style-name="P1" draw:layer="layout" svg:x1="6.08cm" svg:y1="18.119cm" svg:x2="16.875cm" svg:y2="18.127cm">
          <text:p/>
        </draw:line>
        <draw:line draw:style-name="gr4" draw:text-style-name="P3" draw:layer="layout" svg:x1="6.08cm" svg:y1="16.44cm" svg:x2="16.24cm" svg:y2="16.44cm">
          <text:p/>
        </draw:line>
        <draw:frame draw:style-name="gr12" draw:text-style-name="P4" draw:layer="layout" svg:width="2.623cm" svg:height="1.199cm" svg:x="4.079cm" svg:y="14.76cm">
          <draw:text-box>
            <text:p text:style-name="P2"><text:span text:style-name="T1">Momentary</text:span></text:p>
            <text:p text:style-name="P2"><text:span text:style-name="T1">3-way</text:span></text:p>
          </draw:text-box>
        </draw:frame>
        <draw:frame draw:style-name="gr12" draw:text-style-name="P4" draw:layer="layout" svg:width="2.623cm" svg:height="1.199cm" svg:x="10.525cm" svg:y="11.666cm">
          <draw:text-box>
            <text:p text:style-name="P2"><text:span text:style-name="T1">Momentary</text:span></text:p>
            <text:p text:style-name="P2"><text:span text:style-name="T1">3-way</text:span></text:p>
          </draw:text-box>
        </draw:frame>
        <draw:line draw:style-name="gr6" draw:text-style-name="P1" draw:layer="layout" svg:x1="20.067cm" svg:y1="14.526cm" svg:x2="22.289cm" svg:y2="14.526cm">
          <text:p/>
        </draw:line>
        <draw:frame draw:style-name="gr7" draw:text-style-name="P5" draw:layer="layout" svg:width="0.853cm" svg:height="0.962cm" svg:x="1.57cm" svg:y="16.799cm">
          <draw:text-box>
            <text:p>L</text:p>
          </draw:text-box>
        </draw:frame>
        <draw:line draw:style-name="gr8" draw:text-style-name="P1" draw:layer="layout" svg:x1="20.367cm" svg:y1="14.526cm" svg:x2="22.589cm" svg:y2="14.526cm">
          <text:p/>
        </draw:line>
        <draw:frame draw:style-name="gr9" draw:text-style-name="P8" draw:layer="layout" svg:width="0.959cm" svg:height="0.962cm" svg:x="24.341cm" svg:y="20.469cm">
          <draw:text-box>
            <text:p><text:span text:style-name="T2">N</text:span></text:p>
          </draw:text-box>
        </draw:frame>
        <draw:custom-shape draw:style-name="gr10" draw:text-style-name="P7" draw:layer="layout" svg:width="2.54cm" svg:height="2.858cm" svg:x="10.441cm" svg:y="13.182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9.889cm" svg:y1="14.763cm" svg:x2="11.159cm" svg:y2="14.763cm">
          <text:p/>
        </draw:line>
        <draw:line draw:style-name="gr1" draw:text-style-name="P1" draw:layer="layout" svg:x1="12.43cm" svg:y1="15.606cm" svg:x2="16.875cm" svg:y2="15.605cm">
          <text:p/>
        </draw:line>
        <draw:line draw:style-name="gr4" draw:text-style-name="P3" draw:layer="layout" svg:x1="12.43cm" svg:y1="13.817cm" svg:x2="16.24cm" svg:y2="13.824cm">
          <text:p/>
        </draw:line>
        <draw:frame draw:style-name="gr13" draw:text-style-name="P5" draw:layer="layout" svg:width="0.853cm" svg:height="0.962cm" svg:x="17.092cm" svg:y="10.532cm">
          <draw:text-box>
            <text:p>L</text:p>
          </draw:text-box>
        </draw:frame>
        <draw:frame draw:style-name="gr14" draw:text-style-name="P1" draw:layer="layout" svg:width="5.105cm" svg:height="4.724cm" svg:x="15.618cm" svg:y="19.163cm">
          <draw:image xlink:href="Pictures/100002010000023A0000020B4628CD6E96734952.png" xlink:type="simple" xlink:show="embed" xlink:actuate="onLoad" draw:mime-type="image/png">
            <text:p/>
          </draw:image>
        </draw:frame>
        <draw:line draw:style-name="gr15" draw:text-style-name="P1" draw:layer="layout" svg:x1="16.875cm" svg:y1="19.842cm" svg:x2="16.875cm" svg:y2="15.605cm">
          <text:p/>
        </draw:line>
        <draw:line draw:style-name="gr16" draw:text-style-name="P3" draw:layer="layout" svg:x1="16.24cm" svg:y1="19.833cm" svg:x2="16.24cm" svg:y2="13.824cm">
          <text:p/>
        </draw:line>
        <draw:line draw:style-name="gr11" draw:text-style-name="P2" draw:layer="layout" svg:x1="11.159cm" svg:y1="14.771cm" svg:x2="12.746cm" svg:y2="14.763cm">
          <text:p/>
        </draw:line>
        <draw:line draw:style-name="gr17" draw:text-style-name="P1" draw:layer="layout" svg:x1="17.51cm" svg:y1="11.602cm" svg:x2="17.51cm" svg:y2="19.85cm">
          <text:p/>
        </draw:line>
        <draw:line draw:style-name="gr8" draw:text-style-name="P1" draw:layer="layout" svg:x1="20.05cm" svg:y1="14.552cm" svg:x2="20.05cm" svg:y2="19.632cm">
          <text:p/>
        </draw:line>
        <draw:line draw:style-name="gr18" draw:text-style-name="P1" draw:layer="layout" svg:x1="20.05cm" svg:y1="14.87cm" svg:x2="20.05cm" svg:y2="19.85cm">
          <text:p/>
        </draw:line>
        <draw:line draw:style-name="gr1" draw:text-style-name="P1" draw:layer="layout" svg:x1="24.812cm" svg:y1="20.485cm" svg:x2="24.812cm" svg:y2="14.552cm">
          <text:p/>
        </draw:line>
        <draw:line draw:style-name="gr15" draw:text-style-name="P1" draw:layer="layout" svg:x1="19.415cm" svg:y1="19.85cm" svg:x2="19.415cm" svg:y2="18.262cm">
          <text:p/>
        </draw:line>
        <draw:line draw:style-name="gr3" draw:text-style-name="P1" draw:layer="layout" svg:x1="17.51cm" svg:y1="12.872cm" svg:x2="9.89cm" svg:y2="12.865cm">
          <text:p/>
        </draw:line>
        <draw:line draw:style-name="gr3" draw:text-style-name="P1" draw:layer="layout" svg:x1="9.89cm" svg:y1="14.77cm" svg:x2="9.89cm" svg:y2="12.865cm">
          <text:p/>
        </draw:line>
        <draw:line draw:style-name="gr11" draw:text-style-name="P2" draw:layer="layout" svg:x1="6.567cm" svg:y1="5.71cm" svg:x2="7.837cm" svg:y2="4.757cm">
          <text:p/>
        </draw:line>
        <draw:line draw:style-name="gr11" draw:text-style-name="P2" draw:layer="layout" svg:x1="15.305cm" svg:y1="5.784cm" svg:x2="14.035cm" svg:y2="4.831cm">
          <text:p/>
        </draw:line>
        <draw:frame draw:style-name="gr19" draw:text-style-name="P9" draw:layer="layout" svg:width="25.518cm" svg:height="0.886cm" svg:x="1cm" svg:y="1.317cm">
          <draw:text-box>
            <text:p text:style-name="P2"><text:span text:style-name="T3">BEFORE</text:span></text:p>
          </draw:text-box>
        </draw:frame>
        <draw:frame draw:style-name="gr19" draw:text-style-name="P9" draw:layer="layout" svg:width="25.518cm" svg:height="0.886cm" svg:x="1cm" svg:y="9.321cm">
          <draw:text-box>
            <text:p text:style-name="P2"><text:span text:style-name="T3">AFTER</text:span></text:p>
          </draw:text-box>
        </draw:frame>
        <draw:custom-shape draw:style-name="gr20" draw:text-style-name="P10" draw:layer="layout" svg:width="26.353cm" svg:height="0.635cm" svg:x="0.682cm" svg:y="8.3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1" draw:layer="layout" svg:width="0.635cm" svg:height="0.318cm" svg:x="7.032cm" svg:y="18.04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1" draw:layer="layout" svg:width="0.635cm" svg:height="0.318cm" svg:x="13.065cm" svg:y="15.521cm">
          <text:p/>
          <draw:enhanced-geometry svg:viewBox="0 0 21600 21600" draw:type="rectangle" draw:enhanced-path="M 0 0 L 21600 0 21600 21600 0 21600 0 0 Z N"/>
        </draw:custom-shape>
        <draw:frame draw:style-name="gr22" draw:text-style-name="P4" draw:layer="layout" svg:width="2.487cm" svg:height="0.725cm" svg:x="9.584cm" svg:y="4.111cm">
          <draw:text-box>
            <text:p text:style-name="P2"><text:span text:style-name="T1">Traveller 1</text:span></text:p>
          </draw:text-box>
        </draw:frame>
        <draw:frame draw:style-name="gr22" draw:text-style-name="P4" draw:layer="layout" svg:width="2.487cm" svg:height="0.725cm" svg:x="9.585cm" svg:y="5.712cm">
          <draw:text-box>
            <text:p text:style-name="P2"><text:span text:style-name="T1">Traveller 2</text:span></text:p>
          </draw:text-box>
        </draw:frame>
        <draw:frame draw:style-name="gr23" draw:text-style-name="P4" draw:layer="layout" svg:width="2.64cm" svg:height="0.725cm" svg:x="7.285cm" svg:y="15.767cm">
          <draw:text-box>
            <text:p text:style-name="P2"><text:span text:style-name="T1">Dimmer Up</text:span></text:p>
          </draw:text-box>
        </draw:frame>
        <draw:frame draw:style-name="gr24" draw:text-style-name="P4" draw:layer="layout" svg:width="3.182cm" svg:height="0.725cm" svg:x="7.167cm" svg:y="17.41cm">
          <draw:text-box>
            <text:p text:style-name="P2"><text:span text:style-name="T1">Dimmer Down</text:span></text:p>
          </draw:text-box>
        </draw:frame>
        <draw:frame draw:style-name="gr23" draw:text-style-name="P4" draw:layer="layout" svg:width="2.64cm" svg:height="0.725cm" svg:x="13.2cm" svg:y="13.192cm">
          <draw:text-box>
            <text:p text:style-name="P2"><text:span text:style-name="T1">Dimmer Up</text:span></text:p>
          </draw:text-box>
        </draw:frame>
        <draw:frame draw:style-name="gr24" draw:text-style-name="P4" draw:layer="layout" svg:width="3.182cm" svg:height="0.725cm" svg:x="12.965cm" svg:y="14.87cm">
          <draw:text-box>
            <text:p text:style-name="P2"><text:span text:style-name="T1">Dimmer Down</text:span></text:p>
          </draw:text-box>
        </draw:frame>
        <draw:frame draw:style-name="gr25" draw:text-style-name="P4" draw:layer="layout" svg:width="3.148cm" svg:height="0.725cm" svg:x="19.532cm" svg:y="13.817cm">
          <draw:text-box>
            <text:p text:style-name="P2"><text:span text:style-name="T1">Switched Live</text:span></text:p>
          </draw:text-box>
        </draw:frame>
        <draw:frame draw:style-name="gr25" draw:text-style-name="P4" draw:layer="layout" svg:width="3.148cm" svg:height="0.725cm" svg:x="16.432cm" svg:y="4.918cm">
          <draw:text-box>
            <text:p text:style-name="P2"><text:span text:style-name="T1">Switched Live</text:span></text:p>
          </draw:text-box>
        </draw:frame>
        <draw:custom-shape draw:style-name="gr21" draw:text-style-name="P11" draw:layer="layout" svg:width="0.635cm" svg:height="0.318cm" draw:transform="rotate (-1.5707963267949) translate (17.096cm 18.255cm)">
          <text:p/>
          <draw:enhanced-geometry svg:viewBox="0 0 21600 21600" draw:type="rectangle" draw:enhanced-path="M 0 0 L 21600 0 21600 21600 0 21600 0 0 Z N"/>
        </draw:custom-shape>
        <draw:g>
          <draw:custom-shape draw:style-name="gr26" draw:text-style-name="P10" draw:layer="layout" svg:width="1.588cm" svg:height="1.587cm" draw:transform="rotate (0.785398163397448) translate (22.059cm 14.5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7" draw:text-style-name="P1" draw:layer="layout" svg:x1="22.608cm" svg:y1="15.109cm" svg:x2="23.726cm" svg:y2="14.005cm">
            <text:p/>
          </draw:line>
          <draw:line draw:style-name="gr27" draw:text-style-name="P1" draw:layer="layout" svg:x1="22.619cm" svg:y1="14.005cm" svg:x2="23.742cm" svg:y2="15.128cm">
            <text:p/>
          </draw:line>
        </draw:g>
        <draw:g>
          <draw:custom-shape draw:style-name="gr26" draw:text-style-name="P10" draw:layer="layout" svg:width="1.588cm" svg:height="1.587cm" draw:transform="rotate (0.785398163397448) translate (19.732cm 5.71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7" draw:text-style-name="P1" draw:layer="layout" svg:x1="20.281cm" svg:y1="6.264cm" svg:x2="21.399cm" svg:y2="5.16cm">
            <text:p/>
          </draw:line>
          <draw:line draw:style-name="gr27" draw:text-style-name="P1" draw:layer="layout" svg:x1="20.292cm" svg:y1="5.16cm" svg:x2="21.415cm" svg:y2="6.283cm">
            <text:p/>
          </draw:lin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" draw:style="rect" draw:dots1="1" draw:dots1-length="3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.422cm" fo:page-width="27.94cm" fo:page-height="25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1-01-04T16:52:33.371383113</meta:creation-date>
    <dc:date>2021-01-04T22:46:24.410059860</dc:date>
    <meta:editing-duration>PT12M22S</meta:editing-duration>
    <meta:editing-cycles>4</meta:editing-cycles>
    <meta:generator>LibreOffice/7.0.4.2$MacOSX_X86_64 LibreOffice_project/dcf040e67528d9187c66b2379df5ea4407429775</meta:generator>
    <meta:document-statistic meta:object-count="66"/>
  </office:meta>
</office:document-meta>
</file>